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none" draw:fill="solid" draw:fill-color="#f88909"/>
    </style:style>
    <style:style style:name="gr3" style:family="graphic" style:parent-style-name="standard">
      <style:graphic-properties draw:stroke="none" draw:fill="solid" draw:fill-color="#566bd9"/>
    </style:style>
    <style:style style:name="gr4" style:family="graphic" style:parent-style-name="standard">
      <style:graphic-properties draw:stroke="none" svg:stroke-color="#000000" draw:fill="none" draw:fill-color="#ffffff" fo:min-height="3.687cm"/>
    </style:style>
    <style:style style:name="P1" style:family="paragraph">
      <loext:graphic-properties draw:fill="solid" draw:fill-color="#231f20"/>
    </style:style>
    <style:style style:name="P2" style:family="paragraph">
      <loext:graphic-properties draw:fill="solid" draw:fill-color="#f88909"/>
    </style:style>
    <style:style style:name="P3" style:family="paragraph">
      <loext:graphic-properties draw:fill="solid" draw:fill-color="#566bd9"/>
    </style:style>
    <style:style style:name="P4" style:family="paragraph">
      <style:paragraph-properties fo:text-align="center"/>
      <style:text-properties fo:font-size="58pt" style:font-size-asian="58pt" style:font-size-complex="58pt"/>
    </style:style>
    <style:style style:name="P5" style:family="paragraph">
      <loext:graphic-properties draw:fill="none" draw:fill-color="#ffffff"/>
      <style:paragraph-properties fo:text-align="center"/>
      <style:text-properties fo:font-size="58pt" style:font-size-asian="58pt" style:font-size-complex="58pt"/>
    </style:style>
    <style:style style:name="T1" style:family="text">
      <style:text-properties fo:font-size="58pt" style:font-size-asian="58pt" style:font-size-complex="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733cm" svg:height="5.202cm" svg:x="8.382cm" svg:y="6.795cm" svg:viewBox="0 0 4734 5203" draw:points="0,0 1155,0 1155,2276 3260,0 4639,0 2527,2208 4734,5203 3362,5203 1752,2989 1155,3614 1155,5203 0,5203">
          <text:p/>
        </draw:polygon>
        <draw:path draw:style-name="gr1" draw:text-style-name="P1" draw:layer="layout" svg:width="4.306cm" svg:height="4.149cm" svg:x="12.505cm" svg:y="7.937cm" svg:viewBox="0 0 4307 4150" svg:d="M3193 2092v-13c0-585-422-1094-1047-1094-645 0-1032 496-1032 1080v14c0 590 428 1100 1053 1100 645 0 1026-496 1026-1087zM0 2092v-13c0-1142 924-2079 2167-2079 1229 0 2140 924 2140 2065v14c0 1141-917 2071-2161 2071-1229 0-2146-910-2146-2058z">
          <text:p/>
        </draw:path>
        <draw:path draw:style-name="gr1" draw:text-style-name="P1" draw:layer="layout" svg:width="2.546cm" svg:height="5.066cm" svg:x="16.641cm" svg:y="6.999cm" svg:viewBox="0 0 2547 5067" svg:d="M475 3872v-1889h-475v-964h475v-1019h1135v1019h937v964h-937v1705c0 259 109 381 367 381 203 0 387-48 550-136v903c-238 143-510 231-890 231-693 0-1162-278-1162-1195z">
          <text:p/>
        </draw:path>
        <draw:polygon draw:style-name="gr1" draw:text-style-name="P1" draw:layer="layout" svg:width="1.133cm" svg:height="5.42cm" svg:x="19.501cm" svg:y="6.578cm" svg:viewBox="0 0 1134 5421" draw:points="0,0 1134,0 1134,5421 0,5421">
          <text:p/>
        </draw:polygon>
        <draw:path draw:style-name="gr1" draw:text-style-name="P1" draw:layer="layout" svg:width="1.195cm" svg:height="5.42cm" svg:x="21.036cm" svg:y="6.578cm" svg:viewBox="0 0 1196 5421" svg:d="M34 1440h1134v3981h-1134zM0 0h1196v1005h-1196z">
          <text:p/>
        </draw:path>
        <draw:path draw:style-name="gr1" draw:text-style-name="P1" draw:layer="layout" svg:width="3.647cm" svg:height="4.061cm" svg:x="22.626cm" svg:y="7.937cm" svg:viewBox="0 0 3648 4062" svg:d="M0 75h1128v564c258-333 591-639 1161-639 856 0 1359 564 1359 1481v2581h-1135v-2228c0-530-251-808-679-808-435 0-706 278-706 808v2228h-1128z">
          <text:p/>
        </draw:path>
        <draw:polygon draw:style-name="gr2" draw:text-style-name="P2" draw:layer="layout" svg:width="5.195cm" svg:height="5.195cm" svg:x="1.521cm" svg:y="6.795cm" svg:viewBox="0 0 5196 5196" draw:points="2608,0 0,2751 0,5196 2608,2581 5196,0">
          <text:p/>
        </draw:polygon>
        <draw:polygon draw:style-name="gr3" draw:text-style-name="P3" draw:layer="layout" svg:width="5.195cm" svg:height="2.614cm" svg:x="1.521cm" svg:y="9.377cm" svg:viewBox="0 0 5196 2615" draw:points="0,2615 2608,0 5196,2615">
          <text:p/>
        </draw:polygon>
        <draw:polygon draw:style-name="gr3" draw:text-style-name="P3" draw:layer="layout" svg:width="2.607cm" svg:height="2.75cm" svg:x="1.521cm" svg:y="6.795cm" svg:viewBox="0 0 2608 2751" draw:points="0,0 2608,0 0,2751">
          <text:p/>
        </draw:polygon>
        <draw:frame draw:style-name="gr4" draw:text-style-name="P5" draw:layer="layout" svg:width="24.638cm" svg:height="3.937cm" svg:x="1.585cm" svg:y="12.214cm">
          <draw:text-box>
            <text:p text:style-name="P4"><text:span text:style-name="T1">Belarus Kotlin User Gro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2:25:44.245441812</meta:creation-date>
    <dc:date>2016-03-22T12:31:54.121174188</dc:date>
    <meta:editing-duration>PT4M41S</meta:editing-duration>
    <meta:editing-cycles>2</meta:editing-cycles>
    <meta:generator>LibreOffice/5.0.5.2$Linux_X86_64 LibreOffice_project/00m0$Build-2</meta:generator>
    <meta:document-statistic meta:object-count="10"/>
  </office:meta>
</office:document-meta>
</file>